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99in"/>
    </style:style>
    <style:style style:name="co3" style:family="table-column">
      <style:table-column-properties fo:break-before="auto" style:column-width="4.1917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11in" fo:break-before="auto" style:use-optimal-row-height="false"/>
    </style:style>
    <style:style style:name="ro3" style:family="table-row">
      <style:table-row-properties style:row-height="0.6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b4c7dc"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c9ba4"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.139in"/>
    </style:style>
    <style:style style:name="ce8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start" fo:margin-left="0.139in"/>
    </style:style>
    <style:style style:name="ce9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start" fo:margin-left="0.139in"/>
      <style:text-properties fo:hyphenate="true"/>
    </style:style>
    <style:style style:name="ce1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11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1" table:default-cell-style-name="ce10"/>
        <table:table-column table:style-name="co1" table:number-columns-repeated="1019" table:default-cell-style-name="ce1"/>
        <table:table-column table:style-name="co1" table:default-cell-style-name="ce1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3">
            <text:p>Fonctionnal Diagram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Authentication</text:p>
          </table:table-cell>
          <table:table-cell table:style-name="ce7" office:value-type="string" calcext:value-type="string">
            <text:p>Manage Firebase authentication and do the link between the app and Firebase console</text:p>
          </table:table-cell>
          <table:table-cell table:style-name="ce11" table:formula="of:=SUM([.D10:.D14])/COUNT([.D10:.D14])" office:value-type="percentage" office:value="0.24" calcext:value-type="percentage">
            <text:p>24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Link App Firebase Authentication</text:p>
          </table:table-cell>
          <table:table-cell table:style-name="ce8" office:value-type="string" calcext:value-type="string">
            <text:p>- Link the app with Firebase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Register Function</text:p>
          </table:table-cell>
          <table:table-cell table:style-name="ce8" office:value-type="string" calcext:value-type="string">
            <text:p>- Register with email </text:p>
          </table:table-cell>
          <table:table-cell table:style-name="ce12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Sign Up Function</text:p>
          </table:table-cell>
          <table:table-cell table:style-name="ce8" office:value-type="string" calcext:value-type="string">
            <text:p>- Record Name / Firstname / Birthdate / City</text:p>
            <text:p>- Import profile photo if you want</text:p>
            <text:p>- Create password and confirm</text:p>
          </table:table-cell>
          <table:table-cell table:style-name="ce12" office:value-type="percentage" office:value="0.2" calcext:value-type="percentage">
            <text:p>20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3</text:p>
          </table:table-cell>
          <table:table-cell table:style-name="ce9"/>
          <table:table-cell table:style-name="ce1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4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5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art of the project</text:p>
          </table:table-cell>
          <table:table-cell table:style-name="ce7" office:value-type="string" calcext:value-type="string">
            <text:p>Notes about the project</text:p>
          </table:table-cell>
          <table:table-cell table:style-name="ce11" table:formula="of:=SUM([.D55:.D59])/COUNT([.D55:.D59])" office:value-type="percentage" office:value="0.04" calcext:value-type="percentage">
            <text:p>4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1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2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2" office:value-type="percentage" office:value="0.2" calcext:value-type="percentage">
            <text:p>20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3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4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unction 5</text:p>
          </table:table-cell>
          <table:table-cell table:style-name="ce8" office:value-type="string" calcext:value-type="string">
            <text:p>Notes about the function</text:p>
          </table:table-cell>
          <table:table-cell table:style-name="ce12" office:value-type="percentage" office:value="0" calcext:value-type="percentage">
            <text:p>0.00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8T09:38:14.600068175</meta:creation-date>
    <dc:date>2021-02-08T12:59:22.517724639</dc:date>
    <meta:editing-duration>PT14M5S</meta:editing-duration>
    <meta:editing-cycles>1</meta:editing-cycles>
    <meta:document-statistic meta:table-count="1" meta:cell-count="39" meta:object-count="0"/>
    <meta:generator>LibreOffice/7.0.4.2$Linux_X86_64 LibreOffice_project/1c5f81ee28659974774060c3fe084e73b3bd074b</meta:generator>
  </office:meta>
</office:document-meta>
</file>